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098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4.83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100"/>
    <style:style style:name="ce1" style:family="table-cell" style:parent-style-name="Default" style:data-style-name="N0"/>
    <style:style style:name="ce6" style:family="table-cell" style:parent-style-name="Default">
      <style:table-cell-properties fo:padding="0.071cm"/>
    </style:style>
    <style:style style:name="ce2" style:family="table-cell" style:parent-style-name="Default" style:data-style-name="N81"/>
    <style:style style:name="ce8" style:family="table-cell" style:parent-style-name="Default" style:data-style-name="N81">
      <style:table-cell-properties fo:padding="0.071cm"/>
    </style:style>
    <style:style style:name="ce12" style:family="table-cell" style:parent-style-name="Default" style:data-style-name="N3">
      <style:table-cell-properties fo:padding="0.071cm"/>
    </style:style>
    <style:style style:name="ce3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6372" table:default-cell-style-name="ce1"/>
        <table:table-row table:style-name="ro1">
          <table:table-cell table:style-name="ce4" office:value-type="string" calcext:value-type="string">
            <text:p>00000a </text:p>
          </table:table-cell>
          <table:table-cell table:style-name="ce4" office:value-type="string" calcext:value-type="string">
            <text:p>Linear model </text:p>
          </table:table-cell>
          <table:table-cell table:style-name="ce4" office:value-type="string" calcext:value-type="string">
            <text:p>steady shear </text:p>
          </table:table-cell>
          <table:table-cell table:style-name="ce4" office:value-type="string" calcext:value-type="string">
            <text:p>Epsilon = 0.25</text:p>
          </table:table-cell>
          <table:table-cell table:number-columns-repeated="7"/>
          <table:table-cell table:formula="of:=CONCATENATE([.A1];[.B1];[.C1];[.D1];[.E1])" office:value-type="string" office:string-value="00000a Linear model steady shear Epsilon = 0.25" calcext:value-type="string">
            <text:p>00000a Linear model steady shear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2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01812" calcext:value-type="float">
            <text:p>9,90E-09</text:p>
          </table:table-cell>
          <table:table-cell table:style-name="ce3"/>
          <table:table-cell table:formula="of:=[.C6]/[.A6]" office:value-type="float" office:value="332.9834" calcext:value-type="float">
            <text:p>332,983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7867872" calcext:value-type="float">
            <text:p>7,87E-09</text:p>
          </table:table-cell>
          <table:table-cell table:style-name="ce3"/>
          <table:table-cell table:formula="of:=[.C7]/[.A7]" office:value-type="float" office:value="331.3595" calcext:value-type="float">
            <text:p>331,359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652753" calcext:value-type="float">
            <text:p>8,65E-09</text:p>
          </table:table-cell>
          <table:table-cell table:style-name="ce3"/>
          <table:table-cell table:formula="of:=[.C8]/[.A8]" office:value-type="float" office:value="256.7154" calcext:value-type="float">
            <text:p>256,715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4149238" calcext:value-type="float">
            <text:p>4,15E-09</text:p>
          </table:table-cell>
          <table:table-cell table:style-name="ce3"/>
          <table:table-cell table:formula="of:=[.C9]/[.A9]" office:value-type="float" office:value="82.23587" calcext:value-type="float">
            <text:p>82,2358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788828" calcext:value-type="float">
            <text:p>8,79E-09</text:p>
          </table:table-cell>
          <table:table-cell table:style-name="ce3"/>
          <table:table-cell table:formula="of:=[.C10]/[.A10]" office:value-type="float" office:value="19.09439" calcext:value-type="float">
            <text:p>19,09439</text:p>
          </table:table-cell>
          <table:table-cell table:style-name="ce2"/>
          <table:table-cell table:number-columns-repeated="2"/>
          <table:table-cell>
            <draw:frame draw:z-index="0" draw:name="Diagramm 2" draw:style-name="gr1" svg:width="36.115cm" svg:height="13.601cm" svg:x="0.091cm" svg:y="0.395cm">
              <draw:object draw:notify-on-update-of-ranges="Tabelle1.A4:Tabelle1.A14 Tabelle1.L1:Tabelle1.L1 Tabelle1.K4:Tabelle1.K14 Tabelle1.A19:Tabelle1.A29 Tabelle1.L16:Tabelle1.L16 Tabelle1.K19:Tabelle1.K29 Tabelle1.A50:Tabelle1.A60 Tabelle1.L47:Tabelle1.L47 Tabelle1.K50:Tabelle1.K60 Tabelle1.A65:Tabelle1.A75 Tabelle1.L62:Tabelle1.L62 Tabelle1.K65:Tabelle1.K75 Tabelle1.A95:Tabelle1.A105 Tabelle1.L92:Tabelle1.L92 Tabelle1.K95:Tabelle1.K105 Tabelle1.A110:Tabelle1.A120 Tabelle1.L107:Tabelle1.L107 Tabelle1.K110:Tabelle1.K120 Tabelle1.L122:Tabelle1.L122 Tabelle1.K125:Tabelle1.K135 Tabelle1.A125:Tabelle1.A1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447126" calcext:value-type="float">
            <text:p>8,45E-09</text:p>
          </table:table-cell>
          <table:table-cell table:style-name="ce3"/>
          <table:table-cell table:formula="of:=[.C11]/[.A11]" office:value-type="float" office:value="4.177917" calcext:value-type="float">
            <text:p>4,17791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15471" calcext:value-type="float">
            <text:p>9,15E-09</text:p>
          </table:table-cell>
          <table:table-cell table:style-name="ce3"/>
          <table:table-cell table:formula="of:=[.C12]/[.A12]" office:value-type="float" office:value="0.9030846" calcext:value-type="float">
            <text:p>0,9030846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458745" calcext:value-type="float">
            <text:p>9,46E-09</text:p>
          </table:table-cell>
          <table:table-cell table:style-name="ce3"/>
          <table:table-cell table:formula="of:=[.C13]/[.A13]" office:value-type="float" office:value="0.1947019" calcext:value-type="float">
            <text:p>0,1947019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044443" calcext:value-type="float">
            <text:p>9,04E-09</text:p>
          </table:table-cell>
          <table:table-cell table:style-name="ce3"/>
          <table:table-cell table:formula="of:=[.C14]/[.A14]" office:value-type="float" office:value="0.0419481" calcext:value-type="float">
            <text:p>0,0419481</text:p>
          </table:table-cell>
          <table:table-cell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string" calcext:value-type="string">
            <text:p>00000b </text:p>
          </table:table-cell>
          <table:table-cell office:value-type="string" calcext:value-type="string">
            <text:p>Linear model </text:p>
          </table:table-cell>
          <table:table-cell office:value-type="string" calcext:value-type="string">
            <text:p>steady uniaxial elongation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6];[.B16];[.C16];[.D16];[.E16])" office:value-type="string" office:string-value="00000b Linear model steady uniaxial elongation Epsilon = 0.25" calcext:value-type="string">
            <text:p>00000b Linear model steady uniaxial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00000c </text:p>
          </table:table-cell>
          <table:table-cell office:value-type="string" calcext:value-type="string">
            <text:p>Linear model </text:p>
          </table:table-cell>
          <table:table-cell office:value-type="string" calcext:value-type="string">
            <text:p>steady planar elongation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1];[.B31];[.C31];[.D31];[.E31])" office:value-type="string" office:string-value="00000c Linear model steady planar elongation Epsilon = 0.25" calcext:value-type="string">
            <text:p>00000c Linear model steady planar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3"/>
          <table:table-cell>
            <draw:frame draw:z-index="1" draw:name="Diagramm 1" draw:style-name="gr1" svg:width="36.115cm" svg:height="13.601cm" svg:x="0.006cm" svg:y="0.001cm">
              <draw:object draw:notify-on-update-of-ranges="Tabelle1.A50:Tabelle1.A60 Tabelle1.L47:Tabelle1.L47 Tabelle1.K50:Tabelle1.K60 Tabelle1.A65:Tabelle1.A75 Tabelle1.L62:Tabelle1.L62 Tabelle1.K65:Tabelle1.K75 Tabelle1.A95:Tabelle1.A105 Tabelle1.L92:Tabelle1.L92 Tabelle1.K95:Tabelle1.K105 Tabelle1.A110:Tabelle1.A120 Tabelle1.L107:Tabelle1.L107 Tabelle1.K110:Tabelle1.K1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office:value-type="string" calcext:value-type="string">
            <text:p>10000a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shear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47];[.B47];[.C47];[.D47];[.E47])" office:value-type="string" office:string-value="10000a Exp model steady shear Epsilon = 0.25" calcext:value-type="string">
            <text:p>10000a Exp model steady shear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2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1636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21807" calcext:value-type="float">
            <text:p>4,82E-06</text:p>
          </table:table-cell>
          <table:table-cell/>
          <table:table-cell table:formula="of:=[.C51]/[.A51]" office:value-type="float" office:value="332.999" calcext:value-type="float">
            <text:p>332,999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98265" calcext:value-type="float">
            <text:p>1,00E-08</text:p>
          </table:table-cell>
          <table:table-cell table:style-name="ce3"/>
          <table:table-cell table:formula="of:=[.C52]/[.A52]" office:value-type="float" office:value="332.9834" calcext:value-type="float">
            <text:p>332,9834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880815" calcext:value-type="float">
            <text:p>9,88E-09</text:p>
          </table:table-cell>
          <table:table-cell table:style-name="ce3"/>
          <table:table-cell table:formula="of:=[.C53]/[.A53]" office:value-type="float" office:value="331.3555" calcext:value-type="float">
            <text:p>331,3555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1337" calcext:value-type="float">
            <text:p>9,67E-09</text:p>
          </table:table-cell>
          <table:table-cell table:style-name="ce3"/>
          <table:table-cell table:formula="of:=[.C54]/[.A54]" office:value-type="float" office:value="250.7787" calcext:value-type="float">
            <text:p>250,7787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368114" calcext:value-type="float">
            <text:p>9,37E-09</text:p>
          </table:table-cell>
          <table:table-cell table:style-name="ce3"/>
          <table:table-cell table:formula="of:=[.C55]/[.A55]" office:value-type="float" office:value="61.27228" calcext:value-type="float">
            <text:p>61,27228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3302" calcext:value-type="float">
            <text:p>9,67E-09</text:p>
          </table:table-cell>
          <table:table-cell table:style-name="ce3"/>
          <table:table-cell table:formula="of:=[.C56]/[.A56]" office:value-type="float" office:value="8.955066" calcext:value-type="float">
            <text:p>8,955066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18507" calcext:value-type="float">
            <text:p>9,92E-09</text:p>
          </table:table-cell>
          <table:table-cell table:style-name="ce3"/>
          <table:table-cell table:formula="of:=[.C57]/[.A57]" office:value-type="float" office:value="1.123517" calcext:value-type="float">
            <text:p>1,123517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1703" calcext:value-type="float">
            <text:p>9,92E-09</text:p>
          </table:table-cell>
          <table:table-cell table:style-name="ce3"/>
          <table:table-cell table:formula="of:=[.C58]/[.A58]" office:value-type="float" office:value="0.1318151" calcext:value-type="float">
            <text:p>0,1318151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583832" calcext:value-type="float">
            <text:p>9,58E-09</text:p>
          </table:table-cell>
          <table:table-cell table:style-name="ce3"/>
          <table:table-cell table:formula="of:=[.C59]/[.A59]" office:value-type="float" office:value="0.0149029" calcext:value-type="float">
            <text:p>0,0149029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1911" calcext:value-type="float">
            <text:p>9,67E-09</text:p>
          </table:table-cell>
          <table:table-cell table:style-name="ce3"/>
          <table:table-cell table:formula="of:=[.C60]/[.A60]" office:value-type="float" office:value="0.00164608" calcext:value-type="float">
            <text:p>0,00164608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string" calcext:value-type="string">
            <text:p>10000b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uniaxial elongation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62];[.B62];[.C62];[.D62];[.E62])" office:value-type="string" office:string-value="10000b Exp model steady uniaxial elongation Epsilon = 0.25" calcext:value-type="string">
            <text:p>10000b Exp model steady uniaxial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1" calcext:value-type="float">
            <text:p>999,1001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17584" calcext:value-type="float">
            <text:p>4,82E-06</text:p>
          </table:table-cell>
          <table:table-cell/>
          <table:table-cell table:formula="of:=([.B66]-[.E66])/[.A66]" office:value-type="float" office:value="999.9981" calcext:value-type="float">
            <text:p>999,9981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7725" calcext:value-type="float">
            <text:p>9,97E-09</text:p>
          </table:table-cell>
          <table:table-cell/>
          <table:table-cell table:formula="of:=([.B67]-[.E67])/[.A67]" office:value-type="float" office:value="1009.1403" calcext:value-type="float">
            <text:p>1009,140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24609" calcext:value-type="float">
            <text:p>9,82E-09</text:p>
          </table:table-cell>
          <table:table-cell/>
          <table:table-cell table:formula="of:=([.B68]-[.E68])/[.A68]" office:value-type="float" office:value="1113.8198" calcext:value-type="float">
            <text:p>1113,8198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562054" calcext:value-type="float">
            <text:p>8,56E-09</text:p>
          </table:table-cell>
          <table:table-cell/>
          <table:table-cell table:formula="of:=([.B69]-[.E69])/[.A69]" office:value-type="float" office:value="1495.03748" calcext:value-type="float">
            <text:p>1495,03748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606955" calcext:value-type="float">
            <text:p>9,61E-09</text:p>
          </table:table-cell>
          <table:table-cell/>
          <table:table-cell table:formula="of:=([.B70]-[.E70])/[.A70]" office:value-type="float" office:value="440.63066" calcext:value-type="float">
            <text:p>440,6306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3549" calcext:value-type="float">
            <text:p>9,98E-09</text:p>
          </table:table-cell>
          <table:table-cell/>
          <table:table-cell table:formula="of:=([.B71]-[.E71])/[.A71]" office:value-type="float" office:value="74.397349" calcext:value-type="float">
            <text:p>74,397349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616684" calcext:value-type="float">
            <text:p>8,62E-09</text:p>
          </table:table-cell>
          <table:table-cell/>
          <table:table-cell table:formula="of:=([.B72]-[.E72])/[.A72]" office:value-type="float" office:value="10.4924766" calcext:value-type="float">
            <text:p>10,4924766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539384" calcext:value-type="float">
            <text:p>9,54E-09</text:p>
          </table:table-cell>
          <table:table-cell/>
          <table:table-cell table:formula="of:=([.B73]-[.E73])/[.A73]" office:value-type="float" office:value="1.35516267" calcext:value-type="float">
            <text:p>1,35516267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84007" calcext:value-type="float">
            <text:p>9,88E-09</text:p>
          </table:table-cell>
          <table:table-cell/>
          <table:table-cell table:formula="of:=([.B74]-[.E74])/[.A74]" office:value-type="float" office:value="0.166137068" calcext:value-type="float">
            <text:p>0,166137068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341049" calcext:value-type="float">
            <text:p>9,34E-09</text:p>
          </table:table-cell>
          <table:table-cell/>
          <table:table-cell table:formula="of:=([.B75]-[.E75])/[.A75]" office:value-type="float" office:value="0.0196772749" calcext:value-type="float">
            <text:p>0,0196772749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10000c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planar elongation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77];[.B77];[.C77];[.D77];[.E77])" office:value-type="string" office:string-value="10000c Exp model steady planar elongation Epsilon = 0.25" calcext:value-type="string">
            <text:p>10000c Exp model steady planar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2" calcext:value-type="float">
            <text:p>1332,000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21799" calcext:value-type="float">
            <text:p>4,82E-06</text:p>
          </table:table-cell>
          <table:table-cell/>
          <table:table-cell table:formula="of:=([.B81]-[.G81])/[.A81]" office:value-type="float" office:value="1331.9994" calcext:value-type="float">
            <text:p>1331,9994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7579" calcext:value-type="float">
            <text:p>9,97E-09</text:p>
          </table:table-cell>
          <table:table-cell/>
          <table:table-cell table:formula="of:=([.B82]-[.G82])/[.A82]" office:value-type="float" office:value="1332.2664" calcext:value-type="float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719861" calcext:value-type="float">
            <text:p>9,72E-09</text:p>
          </table:table-cell>
          <table:table-cell/>
          <table:table-cell table:formula="of:=([.B83]-[.G83])/[.A83]" office:value-type="float" office:value="1357.8302" calcext:value-type="float">
            <text:p>1357,830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786228" calcext:value-type="float">
            <text:p>8,79E-09</text:p>
          </table:table-cell>
          <table:table-cell/>
          <table:table-cell table:formula="of:=([.B84]-[.G84])/[.A84]" office:value-type="float" office:value="1511.205" calcext:value-type="float">
            <text:p>1511,205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8418" calcext:value-type="float">
            <text:p>9,97E-09</text:p>
          </table:table-cell>
          <table:table-cell/>
          <table:table-cell table:formula="of:=([.B85]-[.G85])/[.A85]" office:value-type="float" office:value="441.12204" calcext:value-type="float">
            <text:p>441,12204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719516" calcext:value-type="float">
            <text:p>9,72E-09</text:p>
          </table:table-cell>
          <table:table-cell/>
          <table:table-cell table:formula="of:=([.B86]-[.G86])/[.A86]" office:value-type="float" office:value="74.42491" calcext:value-type="float">
            <text:p>74,42491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94158" calcext:value-type="float">
            <text:p>9,89E-09</text:p>
          </table:table-cell>
          <table:table-cell/>
          <table:table-cell table:formula="of:=([.B87]-[.G87])/[.A87]" office:value-type="float" office:value="10.494379" calcext:value-type="float">
            <text:p>10,494379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008038" calcext:value-type="float">
            <text:p>9,01E-09</text:p>
          </table:table-cell>
          <table:table-cell/>
          <table:table-cell table:formula="of:=([.B88]-[.G88])/[.A88]" office:value-type="float" office:value="1.35530749" calcext:value-type="float">
            <text:p>1,35530749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508424" calcext:value-type="float">
            <text:p>9,51E-09</text:p>
          </table:table-cell>
          <table:table-cell/>
          <table:table-cell table:formula="of:=([.B89]-[.G89])/[.A89]" office:value-type="float" office:value="0.166148416" calcext:value-type="float">
            <text:p>0,16614841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385318" calcext:value-type="float">
            <text:p>9,39E-09</text:p>
          </table:table-cell>
          <table:table-cell/>
          <table:table-cell table:formula="of:=([.B90]-[.G90])/[.A90]" office:value-type="float" office:value="0.0196782513" calcext:value-type="float">
            <text:p>0,019678251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string" calcext:value-type="string">
            <text:p>10010a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shear 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92];[.B92];[.C92];[.D92];[.E92])" office:value-type="string" office:string-value="10010a Exp model steady shear Epsilon = 0.01" calcext:value-type="string">
            <text:p>10010a Exp model steady shear Epsilon = 0.01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******* Ramp mode: variable ÎµÌ‡|Î³Ì‡ **********</text:p>
          </table:table-cell>
          <table:table-cell table:style-name="ce6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ÎµÌ‡|Î³Ì‡</text:p>
          </table:table-cell>
          <table:table-cell table:style-name="ce6" office:value-type="string" calcext:value-type="string">
            <text:p>extStressXX</text:p>
          </table:table-cell>
          <table:table-cell table:style-name="ce6" office:value-type="string" calcext:value-type="string">
            <text:p>extStressXY</text:p>
          </table:table-cell>
          <table:table-cell table:style-name="ce6" office:value-type="string" calcext:value-type="string">
            <text:p>extStressXZ</text:p>
          </table:table-cell>
          <table:table-cell table:style-name="ce6" office:value-type="string" calcext:value-type="string">
            <text:p>extStressYY</text:p>
          </table:table-cell>
          <table:table-cell table:style-name="ce6" office:value-type="string" calcext:value-type="string">
            <text:p>extStressYZ</text:p>
          </table:table-cell>
          <table:table-cell table:style-name="ce6" office:value-type="string" calcext:value-type="string">
            <text:p>extStressZZ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1">
          <table:table-cell table:style-name="ce6" office:value-type="float" office:value="0.0001" calcext:value-type="float">
            <text:p>0,0001</text:p>
          </table:table-cell>
          <table:table-cell table:style-name="ce8" office:value-type="float" office:value="0.000006659998" calcext:value-type="float">
            <text:p>6,66E-06</text:p>
          </table:table-cell>
          <table:table-cell table:style-name="ce6" office:value-type="float" office:value="0.03330001" calcext:value-type="float">
            <text:p>0,0333000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03955471" calcext:value-type="float">
            <text:p>3,96E-07</text:p>
          </table:table-cell>
          <table:table-cell/>
          <table:table-cell table:formula="of:=[.C95]/[.A95]" office:value-type="float" office:value="333.0001" calcext:value-type="float">
            <text:p>333,0001</text:p>
          </table:table-cell>
          <table:table-cell table:number-columns-repeated="16373"/>
        </table:table-row>
        <table:table-row table:style-name="ro1">
          <table:table-cell table:style-name="ce6" office:value-type="float" office:value="0.001" calcext:value-type="float">
            <text:p>0,001</text:p>
          </table:table-cell>
          <table:table-cell table:style-name="ce6" office:value-type="float" office:value="0.0006659998" calcext:value-type="float">
            <text:p>0,0006659998</text:p>
          </table:table-cell>
          <table:table-cell table:style-name="ce6" office:value-type="float" office:value="0.3329992" calcext:value-type="float">
            <text:p>0,332999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4821802" calcext:value-type="float">
            <text:p>4,82E-06</text:p>
          </table:table-cell>
          <table:table-cell/>
          <table:table-cell table:formula="of:=[.C96]/[.A96]" office:value-type="float" office:value="332.9992" calcext:value-type="float">
            <text:p>332,9992</text:p>
          </table:table-cell>
          <table:table-cell table:number-columns-repeated="16373"/>
        </table:table-row>
        <table:table-row table:style-name="ro1">
          <table:table-cell table:style-name="ce6" office:value-type="float" office:value="0.01" calcext:value-type="float">
            <text:p>0,01</text:p>
          </table:table-cell>
          <table:table-cell table:style-name="ce6" office:value-type="float" office:value="0.06659973" calcext:value-type="float">
            <text:p>0,06659973</text:p>
          </table:table-cell>
          <table:table-cell table:style-name="ce6" office:value-type="float" office:value="3.329993" calcext:value-type="float">
            <text:p>3,32999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93469" calcext:value-type="float">
            <text:p>9,99E-09</text:p>
          </table:table-cell>
          <table:table-cell/>
          <table:table-cell table:formula="of:=[.C97]/[.A97]" office:value-type="float" office:value="332.9993" calcext:value-type="float">
            <text:p>332,9993</text:p>
          </table:table-cell>
          <table:table-cell table:number-columns-repeated="16373"/>
        </table:table-row>
        <table:table-row table:style-name="ro1"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6.657338" calcext:value-type="float">
            <text:p>6,657338</text:p>
          </table:table-cell>
          <table:table-cell table:style-name="ce6" office:value-type="float" office:value="33.29334" calcext:value-type="float">
            <text:p>33,2933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783434" calcext:value-type="float">
            <text:p>9,78E-09</text:p>
          </table:table-cell>
          <table:table-cell/>
          <table:table-cell table:formula="of:=[.C98]/[.A98]" office:value-type="float" office:value="332.9334" calcext:value-type="float">
            <text:p>332,9334</text:p>
          </table:table-cell>
          <table:table-cell table:number-columns-repeated="1637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640.8529" calcext:value-type="float">
            <text:p>640,8529</text:p>
          </table:table-cell>
          <table:table-cell table:style-name="ce6" office:value-type="float" office:value="326.6528" calcext:value-type="float">
            <text:p>326,652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593273" calcext:value-type="float">
            <text:p>9,59E-09</text:p>
          </table:table-cell>
          <table:table-cell/>
          <table:table-cell table:formula="of:=[.C99]/[.A99]" office:value-type="float" office:value="326.6528" calcext:value-type="float">
            <text:p>326,6528</text:p>
          </table:table-cell>
          <table:table-cell table:number-columns-repeated="1637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016.09" calcext:value-type="float">
            <text:p>20016,09</text:p>
          </table:table-cell>
          <table:table-cell table:style-name="ce6" office:value-type="float" office:value="1825.564" calcext:value-type="float">
            <text:p>1825,56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587491" calcext:value-type="float">
            <text:p>9,59E-09</text:p>
          </table:table-cell>
          <table:table-cell/>
          <table:table-cell table:formula="of:=[.C100]/[.A100]" office:value-type="float" office:value="182.5564" calcext:value-type="float">
            <text:p>182,5564</text:p>
          </table:table-cell>
          <table:table-cell table:number-columns-repeated="16373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4753.2" calcext:value-type="float">
            <text:p>74753,2</text:p>
          </table:table-cell>
          <table:table-cell table:style-name="ce6" office:value-type="float" office:value="3527.948" calcext:value-type="float">
            <text:p>3527,94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02742" calcext:value-type="float">
            <text:p>9,90E-09</text:p>
          </table:table-cell>
          <table:table-cell/>
          <table:table-cell table:formula="of:=[.C101]/[.A101]" office:value-type="float" office:value="35.27948" calcext:value-type="float">
            <text:p>35,27948</text:p>
          </table:table-cell>
          <table:table-cell table:number-columns-repeated="16373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40878.2" calcext:value-type="float">
            <text:p>140878,2</text:p>
          </table:table-cell>
          <table:table-cell table:style-name="ce6" office:value-type="float" office:value="4843.168" calcext:value-type="float">
            <text:p>4843,16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875581" calcext:value-type="float">
            <text:p>9,88E-09</text:p>
          </table:table-cell>
          <table:table-cell/>
          <table:table-cell table:formula="of:=[.C102]/[.A102]" office:value-type="float" office:value="4.843168" calcext:value-type="float">
            <text:p>4,843168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10841" calcext:value-type="float">
            <text:p>210841</text:p>
          </table:table-cell>
          <table:table-cell table:style-name="ce6" office:value-type="float" office:value="5924.968" calcext:value-type="float">
            <text:p>5924,96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55198" calcext:value-type="float">
            <text:p>9,96E-09</text:p>
          </table:table-cell>
          <table:table-cell/>
          <table:table-cell table:formula="of:=[.C103]/[.A103]" office:value-type="float" office:value="0.5924968" calcext:value-type="float">
            <text:p>0,5924968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82637.7" calcext:value-type="float">
            <text:p>282637,7</text:p>
          </table:table-cell>
          <table:table-cell table:style-name="ce6" office:value-type="float" office:value="6860.008" calcext:value-type="float">
            <text:p>6860,00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896317" calcext:value-type="float">
            <text:p>9,90E-09</text:p>
          </table:table-cell>
          <table:table-cell/>
          <table:table-cell table:formula="of:=[.C104]/[.A104]" office:value-type="float" office:value="0.06860008" calcext:value-type="float">
            <text:p>0,06860008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6" office:value-type="float" office:value="355495.2" calcext:value-type="float">
            <text:p>355495,2</text:p>
          </table:table-cell>
          <table:table-cell table:style-name="ce6" office:value-type="float" office:value="7693.567" calcext:value-type="float">
            <text:p>7693,56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02782" calcext:value-type="float">
            <text:p>9,90E-09</text:p>
          </table:table-cell>
          <table:table-cell/>
          <table:table-cell table:formula="of:=[.C105]/[.A105]" office:value-type="float" office:value="0.007693567" calcext:value-type="float">
            <text:p>0,00769356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string" calcext:value-type="string">
            <text:p>10010b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uniaxial elongation 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107];[.B107];[.C107];[.D107];[.E107])" office:value-type="string" office:string-value="10010b Exp model steady uniaxial elongation Epsilon = 0.01" calcext:value-type="string">
            <text:p>10010b Exp model steady uniaxial elongation Epsilon = 0.01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******* Ramp mode: variable ÎµÌ‡|Î³Ì‡ **********</text:p>
          </table:table-cell>
          <table:table-cell table:style-name="ce6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ÎµÌ‡|Î³Ì‡</text:p>
          </table:table-cell>
          <table:table-cell table:style-name="ce6" office:value-type="string" calcext:value-type="string">
            <text:p>extStressXX</text:p>
          </table:table-cell>
          <table:table-cell table:style-name="ce6" office:value-type="string" calcext:value-type="string">
            <text:p>extStressXY</text:p>
          </table:table-cell>
          <table:table-cell table:style-name="ce6" office:value-type="string" calcext:value-type="string">
            <text:p>extStressXZ</text:p>
          </table:table-cell>
          <table:table-cell table:style-name="ce6" office:value-type="string" calcext:value-type="string">
            <text:p>extStressYY</text:p>
          </table:table-cell>
          <table:table-cell table:style-name="ce6" office:value-type="string" calcext:value-type="string">
            <text:p>extStressYZ</text:p>
          </table:table-cell>
          <table:table-cell table:style-name="ce6" office:value-type="string" calcext:value-type="string">
            <text:p>extStressZZ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table:style-name="ce6" office:value-type="float" office:value="0.0001" calcext:value-type="float">
            <text:p>0,0001</text:p>
          </table:table-cell>
          <table:table-cell table:style-name="ce8" office:value-type="float" office:value="0.06661334" calcext:value-type="float">
            <text:p>6,66E-0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0.03329668" calcext:value-type="float">
            <text:p>-0,033296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3329668" calcext:value-type="float">
            <text:p>-0,03329668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03954602" calcext:value-type="float">
            <text:p>3,95E-07</text:p>
          </table:table-cell>
          <table:table-cell/>
          <table:table-cell table:formula="of:=([.B110]-[.E110])/[.A110]" office:value-type="float" office:value="999.1002" calcext:value-type="float">
            <text:p>999,1002</text:p>
          </table:table-cell>
          <table:table-cell table:number-columns-repeated="16373"/>
        </table:table-row>
        <table:table-row table:style-name="ro1">
          <table:table-cell table:style-name="ce6" office:value-type="float" office:value="0.001" calcext:value-type="float">
            <text:p>0,001</text:p>
          </table:table-cell>
          <table:table-cell table:style-name="ce6" office:value-type="float" office:value="0.667333" calcext:value-type="float">
            <text:p>0,6673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0.3326665" calcext:value-type="float">
            <text:p>-0,33266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326665" calcext:value-type="float">
            <text:p>-0,3326665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4817569" calcext:value-type="float">
            <text:p>4,82E-06</text:p>
          </table:table-cell>
          <table:table-cell/>
          <table:table-cell table:formula="of:=([.B111]-[.E111])/[.A111]" office:value-type="float" office:value="999.9995" calcext:value-type="float">
            <text:p>999,9995</text:p>
          </table:table-cell>
          <table:table-cell table:number-columns-repeated="16373"/>
        </table:table-row>
        <table:table-row table:style-name="ro1">
          <table:table-cell table:style-name="ce6" office:value-type="float" office:value="0.01" calcext:value-type="float">
            <text:p>0,01</text:p>
          </table:table-cell>
          <table:table-cell table:style-name="ce6" office:value-type="float" office:value="6.795876" calcext:value-type="float">
            <text:p>6,7958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3.29701" calcext:value-type="float">
            <text:p>-3,297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3.29701" calcext:value-type="float">
            <text:p>-3,29701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96675" calcext:value-type="float">
            <text:p>1,00E-08</text:p>
          </table:table-cell>
          <table:table-cell/>
          <table:table-cell table:formula="of:=([.B112]-[.E112])/[.A112]" office:value-type="float" office:value="1009.2886" calcext:value-type="float">
            <text:p>1009,2886</text:p>
          </table:table-cell>
          <table:table-cell table:number-columns-repeated="16373"/>
        </table:table-row>
        <table:table-row table:style-name="ro1"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83.17919" calcext:value-type="float">
            <text:p>83,179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30.254" calcext:value-type="float">
            <text:p>-30,2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30.254" calcext:value-type="float">
            <text:p>-30,254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731797" calcext:value-type="float">
            <text:p>9,73E-09</text:p>
          </table:table-cell>
          <table:table-cell/>
          <table:table-cell table:formula="of:=([.B113]-[.E113])/[.A113]" office:value-type="float" office:value="1134.3319" calcext:value-type="float">
            <text:p>1134,3319</text:p>
          </table:table-cell>
          <table:table-cell table:number-columns-repeated="1637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3765.11" calcext:value-type="float">
            <text:p>23765,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9.9727" calcext:value-type="float">
            <text:p>-109,97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9.9727" calcext:value-type="float">
            <text:p>-109,9727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567176" calcext:value-type="float">
            <text:p>9,57E-09</text:p>
          </table:table-cell>
          <table:table-cell/>
          <table:table-cell table:formula="of:=([.B114]-[.E114])/[.A114]" office:value-type="float" office:value="23875.0827" calcext:value-type="float">
            <text:p>23875,0827</text:p>
          </table:table-cell>
          <table:table-cell table:number-columns-repeated="1637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090" calcext:value-type="float">
            <text:p>1000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7544" calcext:value-type="float">
            <text:p>-110,75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7544" calcext:value-type="float">
            <text:p>-110,7544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795178" calcext:value-type="float">
            <text:p>9,80E-09</text:p>
          </table:table-cell>
          <table:table-cell/>
          <table:table-cell table:formula="of:=([.B115]-[.E115])/[.A115]" office:value-type="float" office:value="10020.07544" calcext:value-type="float">
            <text:p>10020,07544</text:p>
          </table:table-cell>
          <table:table-cell table:number-columns-repeated="16373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76718.4" calcext:value-type="float">
            <text:p>176718,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8608" calcext:value-type="float">
            <text:p>-110,86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8608" calcext:value-type="float">
            <text:p>-110,8608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8537713" calcext:value-type="float">
            <text:p>8,54E-09</text:p>
          </table:table-cell>
          <table:table-cell/>
          <table:table-cell table:formula="of:=([.B116]-[.E116])/[.A116]" office:value-type="float" office:value="1768.292608" calcext:value-type="float">
            <text:p>1768,292608</text:p>
          </table:table-cell>
          <table:table-cell table:number-columns-repeated="16373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3375.6" calcext:value-type="float">
            <text:p>253375,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903" calcext:value-type="float">
            <text:p>-110,9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903" calcext:value-type="float">
            <text:p>-110,903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609011" calcext:value-type="float">
            <text:p>9,61E-09</text:p>
          </table:table-cell>
          <table:table-cell/>
          <table:table-cell table:formula="of:=([.B117]-[.E117])/[.A117]" office:value-type="float" office:value="253.486503" calcext:value-type="float">
            <text:p>253,486503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330041.6" calcext:value-type="float">
            <text:p>330041,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9282" calcext:value-type="float">
            <text:p>-110,92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9282" calcext:value-type="float">
            <text:p>-110,9282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6926298" calcext:value-type="float">
            <text:p>6,93E-09</text:p>
          </table:table-cell>
          <table:table-cell/>
          <table:table-cell table:formula="of:=([.B118]-[.E118])/[.A118]" office:value-type="float" office:value="33.01525282" calcext:value-type="float">
            <text:p>33,01525282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406711.4" calcext:value-type="float">
            <text:p>406711,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9561" calcext:value-type="float">
            <text:p>-110,95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9561" calcext:value-type="float">
            <text:p>-110,9561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6182125" calcext:value-type="float">
            <text:p>6,18E-09</text:p>
          </table:table-cell>
          <table:table-cell/>
          <table:table-cell table:formula="of:=([.B119]-[.E119])/[.A119]" office:value-type="float" office:value="4.068223561" calcext:value-type="float">
            <text:p>4,068223561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6" office:value-type="float" office:value="483383.1" calcext:value-type="float">
            <text:p>483383,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9526" calcext:value-type="float">
            <text:p>-110,95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9526" calcext:value-type="float">
            <text:p>-110,9526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2853519" calcext:value-type="float">
            <text:p>2,85E-09</text:p>
          </table:table-cell>
          <table:table-cell/>
          <table:table-cell table:formula="of:=([.B120]-[.E120])/[.A120]" office:value-type="float" office:value="0.4834940526" calcext:value-type="float">
            <text:p>0,4834940526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Default" office:value-type="string" calcext:value-type="string">
            <text:p>10001a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shear </text:p>
          </table:table-cell>
          <table:table-cell office:value-type="string" calcext:value-type="string">
            <text:p>Epsilon = 0.25 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22];[.B122];[.C122];[.D122];[.E122])" office:value-type="string" office:string-value="10001a Exp model steady shear Epsilon = 0.25 Zeta = 0.03" calcext:value-type="string">
            <text:p>10001a Exp model steady shear Epsilon = 0.25 Zeta = 0.03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******* Ramp mode: variable ÎµÌ‡|Î³Ì‡ **********</text:p>
          </table:table-cell>
          <table:table-cell table:style-name="ce6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ÎµÌ‡|Î³Ì‡</text:p>
          </table:table-cell>
          <table:table-cell table:style-name="ce6" office:value-type="string" calcext:value-type="string">
            <text:p>extStressXX</text:p>
          </table:table-cell>
          <table:table-cell table:style-name="ce6" office:value-type="string" calcext:value-type="string">
            <text:p>extStressXY</text:p>
          </table:table-cell>
          <table:table-cell table:style-name="ce6" office:value-type="string" calcext:value-type="string">
            <text:p>extStressXZ</text:p>
          </table:table-cell>
          <table:table-cell table:style-name="ce6" office:value-type="string" calcext:value-type="string">
            <text:p>extStressYY</text:p>
          </table:table-cell>
          <table:table-cell table:style-name="ce6" office:value-type="string" calcext:value-type="string">
            <text:p>extStressYZ</text:p>
          </table:table-cell>
          <table:table-cell table:style-name="ce6" office:value-type="string" calcext:value-type="string">
            <text:p>extStressZZ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1">
          <table:table-cell table:style-name="ce6" office:value-type="float" office:value="0.0001" calcext:value-type="float">
            <text:p>0,0001</text:p>
          </table:table-cell>
          <table:table-cell table:style-name="ce8" office:value-type="float" office:value="0.000006560098" calcext:value-type="float">
            <text:p>6,56E-06</text:p>
          </table:table-cell>
          <table:table-cell table:style-name="ce6" office:value-type="float" office:value="0.03330001" calcext:value-type="float">
            <text:p>0,033300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-0.00000009989998" calcext:value-type="float">
            <text:p>-9,99E-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03955471" calcext:value-type="float">
            <text:p>3,96E-07</text:p>
          </table:table-cell>
          <table:table-cell/>
          <table:table-cell table:formula="of:=[.C125]/[.A125]" office:value-type="float" office:value="333.0001" calcext:value-type="float">
            <text:p>333,0001</text:p>
          </table:table-cell>
          <table:table-cell table:number-columns-repeated="16373"/>
        </table:table-row>
        <table:table-row table:style-name="ro1">
          <table:table-cell table:style-name="ce6" office:value-type="float" office:value="0.001" calcext:value-type="float">
            <text:p>0,001</text:p>
          </table:table-cell>
          <table:table-cell table:style-name="ce6" office:value-type="float" office:value="0.0006560091" calcext:value-type="float">
            <text:p>0,0006560091</text:p>
          </table:table-cell>
          <table:table-cell table:style-name="ce6" office:value-type="float" office:value="0.332999" calcext:value-type="float">
            <text:p>0,33299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-0.000009989987" calcext:value-type="float">
            <text:p>-9,99E-0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4821807" calcext:value-type="float">
            <text:p>4,82E-06</text:p>
          </table:table-cell>
          <table:table-cell/>
          <table:table-cell table:formula="of:=[.C126]/[.A126]" office:value-type="float" office:value="332.999" calcext:value-type="float">
            <text:p>332,999</text:p>
          </table:table-cell>
          <table:table-cell table:number-columns-repeated="16373"/>
        </table:table-row>
        <table:table-row table:style-name="ro1">
          <table:table-cell table:style-name="ce6" office:value-type="float" office:value="0.01" calcext:value-type="float">
            <text:p>0,01</text:p>
          </table:table-cell>
          <table:table-cell table:style-name="ce6" office:value-type="float" office:value="0.06559425" calcext:value-type="float">
            <text:p>0,06559425</text:p>
          </table:table-cell>
          <table:table-cell table:style-name="ce12" office:value-type="float" office:value="3.329819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-0.0009988972" calcext:value-type="float">
            <text:p>-9,99E-0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98146" calcext:value-type="float">
            <text:p>1,00E-08</text:p>
          </table:table-cell>
          <table:table-cell/>
          <table:table-cell table:formula="of:=[.C127]/[.A127]" office:value-type="float" office:value="332.9819" calcext:value-type="float">
            <text:p>332,9819</text:p>
          </table:table-cell>
          <table:table-cell table:number-columns-repeated="16373"/>
        </table:table-row>
        <table:table-row table:style-name="ro1">
          <table:table-cell table:style-name="ce6" office:value-type="float" office:value="0.1" calcext:value-type="float">
            <text:p>0,1</text:p>
          </table:table-cell>
          <table:table-cell table:style-name="ce12" office:value-type="float" office:value="6.493612" calcext:value-type="float">
            <text:p>6</text:p>
          </table:table-cell>
          <table:table-cell table:style-name="ce12" office:value-type="float" office:value="33.1211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988875" calcext:value-type="float">
            <text:p>-0,098887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868455" calcext:value-type="float">
            <text:p>9,87E-09</text:p>
          </table:table-cell>
          <table:table-cell/>
          <table:table-cell table:formula="of:=[.C128]/[.A128]" office:value-type="float" office:value="331.2113" calcext:value-type="float">
            <text:p>331,2113</text:p>
          </table:table-cell>
          <table:table-cell table:number-columns-repeated="1637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368.0559" calcext:value-type="float">
            <text:p>368</text:p>
          </table:table-cell>
          <table:table-cell table:style-name="ce12" office:value-type="float" office:value="245.2583" calcext:value-type="float">
            <text:p>245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-5.604912" calcext:value-type="float">
            <text:p>-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98885" calcext:value-type="float">
            <text:p>1,00E-08</text:p>
          </table:table-cell>
          <table:table-cell/>
          <table:table-cell table:formula="of:=[.C129]/[.A129]" office:value-type="float" office:value="245.2583" calcext:value-type="float">
            <text:p>245,2583</text:p>
          </table:table-cell>
          <table:table-cell table:number-columns-repeated="1637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2" office:value-type="float" office:value="2161.568" calcext:value-type="float">
            <text:p>2.162</text:p>
          </table:table-cell>
          <table:table-cell table:style-name="ce12" office:value-type="float" office:value="542.4286" calcext:value-type="float">
            <text:p>54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-32.91728" calcext:value-type="float">
            <text:p>-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643625" calcext:value-type="float">
            <text:p>9,64E-09</text:p>
          </table:table-cell>
          <table:table-cell/>
          <table:table-cell table:formula="of:=[.C130]/[.A130]" office:value-type="float" office:value="54.24286" calcext:value-type="float">
            <text:p>54,24286</text:p>
          </table:table-cell>
          <table:table-cell table:number-columns-repeated="16373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12" office:value-type="float" office:value="4559.919" calcext:value-type="float">
            <text:p>4.560</text:p>
          </table:table-cell>
          <table:table-cell table:style-name="ce12" office:value-type="float" office:value="673.9035" calcext:value-type="float">
            <text:p>67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-69.44039" calcext:value-type="float">
            <text:p>-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012067" calcext:value-type="float">
            <text:p>9,01E-09</text:p>
          </table:table-cell>
          <table:table-cell/>
          <table:table-cell table:formula="of:=[.C131]/[.A131]" office:value-type="float" office:value="6.739035" calcext:value-type="float">
            <text:p>6,739035</text:p>
          </table:table-cell>
          <table:table-cell table:number-columns-repeated="16373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12" office:value-type="float" office:value="7054.441" calcext:value-type="float">
            <text:p>7.054</text:p>
          </table:table-cell>
          <table:table-cell table:style-name="ce12" office:value-type="float" office:value="659.2471" calcext:value-type="float">
            <text:p>659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-107.428" calcext:value-type="float">
            <text:p>-10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649728" calcext:value-type="float">
            <text:p>9,65E-09</text:p>
          </table:table-cell>
          <table:table-cell/>
          <table:table-cell table:formula="of:=[.C132]/[.A132]" office:value-type="float" office:value="0.6592471" calcext:value-type="float">
            <text:p>0,6592471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12" office:value-type="float" office:value="9392.127" calcext:value-type="float">
            <text:p>9.392</text:p>
          </table:table-cell>
          <table:table-cell table:style-name="ce12" office:value-type="float" office:value="494.2398" calcext:value-type="float">
            <text:p>49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-143.0273" calcext:value-type="float">
            <text:p>-1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829969" calcext:value-type="float">
            <text:p>9,83E-09</text:p>
          </table:table-cell>
          <table:table-cell/>
          <table:table-cell table:formula="of:=[.C133]/[.A133]" office:value-type="float" office:value="0.04942398" calcext:value-type="float">
            <text:p>0,04942398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12" office:value-type="float" office:value="10912.18" calcext:value-type="float">
            <text:p>10.912</text:p>
          </table:table-cell>
          <table:table-cell table:style-name="ce12" office:value-type="float" office:value="176.6625" calcext:value-type="float">
            <text:p>177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-166.1753" calcext:value-type="float">
            <text:p>-16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499855" calcext:value-type="float">
            <text:p>9,50E-09</text:p>
          </table:table-cell>
          <table:table-cell/>
          <table:table-cell table:formula="of:=[.C134]/[.A134]" office:value-type="float" office:value="0.001766625" calcext:value-type="float">
            <text:p>0,001766625</text:p>
          </table:table-cell>
          <table:table-cell table:number-columns-repeated="16373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6" office:value-type="float" office:value="11097.57" calcext:value-type="float">
            <text:p>11097,57</text:p>
          </table:table-cell>
          <table:table-cell table:style-name="ce12" office:value-type="float" office:value="20.57287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-168.9985" calcext:value-type="float">
            <text:p>-1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06444066" calcext:value-type="float">
            <text:p>6,44E-07</text:p>
          </table:table-cell>
          <table:table-cell/>
          <table:table-cell table:formula="of:=[.C135]/[.A135]" office:value-type="float" office:value="0.00002057287" calcext:value-type="float">
            <text:p>0,00002057287</text:p>
          </table:table-cell>
          <table:table-cell table:number-columns-repeated="16373"/>
        </table:table-row>
        <table:table-row table:style-name="ro2" table:number-rows-repeated="104844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1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.00.0000</text:date>, <text:time style:data-style-name="N2" text:time-value="14:44:17.1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6" style:display-name="PageStyle_Tabelle1 6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7" style:display-name="PageStyle_Tabelle1 7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8" style:display-name="PageStyle_Tabelle1 8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4-16T14:57:56.009000000</dc:date>
    <meta:editing-duration>PT1H49M10S</meta:editing-duration>
    <meta:editing-cycles>17</meta:editing-cycles>
    <meta:document-statistic meta:table-count="1" meta:cell-count="113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156082" svg:stroke-linecap="round" draw:fill="none" draw:fill-color="#156082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97132" svg:stroke-linecap="round" draw:fill="none" draw:fill-color="#e9713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0f9ed5" svg:stroke-linecap="round" draw:fill="none" draw:fill-color="#0f9ed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a02b93" svg:stroke-linecap="round" draw:fill="none" draw:fill-color="#a02b9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6.116cm" svg:height="13.602cm" xlink:href=".." xlink:type="simple" chart:class="chart:scatter" chart:style-name="ch1">
        <chart:legend chart:legend-position="end" svg:x="26.43cm" svg:y="6.74cm" style:legend-expansion="custom" svg:width="9.23cm" svg:height="5.678cm" style:legend-expansion-aspect-ratio="1.62557238464248" chart:style-name="ch2"/>
        <chart:plot-area chart:style-name="ch3" table:cell-range-address="Tabelle1.A4:Tabelle1.A14 Tabelle1.L1:Tabelle1.L1 Tabelle1.K4:Tabelle1.K14 Tabelle1.L16:Tabelle1.L16 Tabelle1.K19:Tabelle1.K29 Tabelle1.L47:Tabelle1.L47 Tabelle1.K50:Tabelle1.K60 Tabelle1.L62:Tabelle1.L62 Tabelle1.K65:Tabelle1.K75 Tabelle1.L92:Tabelle1.L92 Tabelle1.K95:Tabelle1.K105 Tabelle1.L107:Tabelle1.L107 Tabelle1.K110:Tabelle1.K120 Tabelle1.L122:Tabelle1.L122 Tabelle1.K125:Tabelle1.K135" chart:data-source-has-labels="row" svg:x="0.722cm" svg:y="0.272cm" svg:width="25.152cm" svg:height="13.058cm">
          <chart:coordinate-region svg:x="1.846cm" svg:y="0.458cm" svg:width="23.563cm" svg:height="12.25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K4:Tabelle1.K14" chart:label-cell-address="Tabelle1.L1:Tabelle1.L1" chart:class="chart:scatter">
            <chart:domain table:cell-range-address="Tabelle1.A4:Tabelle1.A14"/>
            <chart:data-point chart:repeated="11"/>
          </chart:series>
          <chart:series chart:style-name="ch8" chart:values-cell-range-address="Tabelle1.K19:Tabelle1.K29" chart:label-cell-address="Tabelle1.L16:Tabelle1.L16" chart:class="chart:scatter">
            <chart:domain table:cell-range-address="Tabelle1.A19:Tabelle1.A29"/>
            <chart:data-point chart:repeated="11"/>
          </chart:series>
          <chart:series chart:style-name="ch9" chart:values-cell-range-address="Tabelle1.K50:Tabelle1.K60" chart:label-cell-address="Tabelle1.L47:Tabelle1.L47" chart:class="chart:scatter">
            <chart:domain table:cell-range-address="Tabelle1.A50:Tabelle1.A60"/>
            <chart:data-point chart:repeated="11"/>
          </chart:series>
          <chart:series chart:style-name="ch10" chart:values-cell-range-address="Tabelle1.K65:Tabelle1.K75" chart:label-cell-address="Tabelle1.L62:Tabelle1.L62" chart:class="chart:scatter">
            <chart:domain table:cell-range-address="Tabelle1.A65:Tabelle1.A75"/>
            <chart:data-point chart:repeated="11"/>
          </chart:series>
          <chart:series chart:style-name="ch11" chart:values-cell-range-address="Tabelle1.K95:Tabelle1.K105" chart:label-cell-address="Tabelle1.L92:Tabelle1.L92" chart:class="chart:scatter">
            <chart:domain table:cell-range-address="Tabelle1.A95:Tabelle1.A105"/>
            <chart:data-point chart:repeated="11"/>
          </chart:series>
          <chart:series chart:style-name="ch12" chart:values-cell-range-address="Tabelle1.K110:Tabelle1.K120" chart:label-cell-address="Tabelle1.L107:Tabelle1.L107" chart:class="chart:scatter">
            <chart:domain table:cell-range-address="Tabelle1.A110:Tabelle1.A120"/>
            <chart:data-point chart:repeated="11"/>
          </chart:series>
          <chart:series chart:style-name="ch13" chart:values-cell-range-address="Tabelle1.K125:Tabelle1.K135" chart:label-cell-address="Tabelle1.L122:Tabelle1.L122" chart:class="chart:scatter">
            <chart:domain table:cell-range-address="Tabelle1.A125:Tabelle1.A13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 Linear model steady shear Epsilon = 0.25</text:p>
                <draw:g>
                  <svg:desc>Tabelle1.L1:Tabelle1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 Linear model steady uniaxial elongation Epsilon = 0.25</text:p>
                <draw:g>
                  <svg:desc>Tabelle1.L16:Tabelle1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 Exp model steady shear Epsilon = 0.25</text:p>
                <draw:g>
                  <svg:desc>Tabelle1.L47:Tabelle1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 Exp model steady uniaxial elongation Epsilon = 0.25</text:p>
                <draw:g>
                  <svg:desc>Tabelle1.L62:Tabelle1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 Exp model steady shear Epsilon = 0.01</text:p>
                <draw:g>
                  <svg:desc>Tabelle1.L92:Tabelle1.L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 Exp model steady uniaxial elongation Epsilon = 0.01</text:p>
                <draw:g>
                  <svg:desc>Tabelle1.L107:Tabelle1.L10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a Exp model steady shear Epsilon = 0.25 Zeta = 0.03</text:p>
                <draw:g>
                  <svg:desc>Tabelle1.L122:Tabelle1.L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Tabelle1.A4:Tabelle1.A14</svg:desc>
                </draw:g>
              </table:table-cell>
              <table:table-cell office:value-type="float" office:value="333.0045">
                <text:p>333.0045</text:p>
                <draw:g>
                  <svg:desc>Tabelle1.K4:Tabelle1.K14</svg:desc>
                </draw:g>
              </table:table-cell>
              <table:table-cell office:value-type="float" office:value="0.0001">
                <text:p>0.0001</text:p>
                <draw:g>
                  <svg:desc>Tabelle1.A19:Tabelle1.A29</svg:desc>
                </draw:g>
              </table:table-cell>
              <table:table-cell office:value-type="float" office:value="999.1134">
                <text:p>999.1134</text:p>
                <draw:g>
                  <svg:desc>Tabelle1.K19:Tabelle1.K29</svg:desc>
                </draw:g>
              </table:table-cell>
              <table:table-cell office:value-type="float" office:value="0.0001">
                <text:p>0.0001</text:p>
                <draw:g>
                  <svg:desc>Tabelle1.A50:Tabelle1.A60</svg:desc>
                </draw:g>
              </table:table-cell>
              <table:table-cell office:value-type="float" office:value="333.0001">
                <text:p>333.0001</text:p>
                <draw:g>
                  <svg:desc>Tabelle1.K50:Tabelle1.K60</svg:desc>
                </draw:g>
              </table:table-cell>
              <table:table-cell office:value-type="float" office:value="0.0001">
                <text:p>0.0001</text:p>
                <draw:g>
                  <svg:desc>Tabelle1.A65:Tabelle1.A75</svg:desc>
                </draw:g>
              </table:table-cell>
              <table:table-cell office:value-type="float" office:value="999.1001">
                <text:p>999.1001</text:p>
                <draw:g>
                  <svg:desc>Tabelle1.K65:Tabelle1.K75</svg:desc>
                </draw:g>
              </table:table-cell>
              <table:table-cell office:value-type="float" office:value="0.0001">
                <text:p>0.0001</text:p>
                <draw:g>
                  <svg:desc>Tabelle1.A95:Tabelle1.A105</svg:desc>
                </draw:g>
              </table:table-cell>
              <table:table-cell office:value-type="float" office:value="333.0001">
                <text:p>333.0001</text:p>
                <draw:g>
                  <svg:desc>Tabelle1.K95:Tabelle1.K105</svg:desc>
                </draw:g>
              </table:table-cell>
              <table:table-cell office:value-type="float" office:value="0.0001">
                <text:p>0.0001</text:p>
                <draw:g>
                  <svg:desc>Tabelle1.A110:Tabelle1.A120</svg:desc>
                </draw:g>
              </table:table-cell>
              <table:table-cell office:value-type="float" office:value="999.1002">
                <text:p>999.1002</text:p>
                <draw:g>
                  <svg:desc>Tabelle1.K110:Tabelle1.K120</svg:desc>
                </draw:g>
              </table:table-cell>
              <table:table-cell office:value-type="float" office:value="0.0001">
                <text:p>0.0001</text:p>
                <draw:g>
                  <svg:desc>Tabelle1.A125:Tabelle1.A135</svg:desc>
                </draw:g>
              </table:table-cell>
              <table:table-cell office:value-type="float" office:value="333.0001">
                <text:p>333.0001</text:p>
                <draw:g>
                  <svg:desc>Tabelle1.K125:Tabelle1.K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19">
                <text:p>332.9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2113">
                <text:p>331.2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45.2583">
                <text:p>245.2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54.24286">
                <text:p>54.2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6.739035">
                <text:p>6.739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0.6592471">
                <text:p>0.6592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04942398">
                <text:p>0.04942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01766625">
                <text:p>0.001766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57287">
                <text:p>0.00002057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0f9ed5" svg:stroke-linecap="round" draw:fill="none" draw:fill-color="#0f9ed5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a02b93" svg:stroke-linecap="round" draw:fill="none" draw:fill-color="#a02b9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6.116cm" svg:height="13.602cm" xlink:href=".." xlink:type="simple" chart:class="chart:scatter" chart:style-name="ch1">
        <chart:legend chart:legend-position="end" svg:x="26.43cm" svg:y="6.74cm" style:legend-expansion="custom" svg:width="9.23cm" svg:height="5.678cm" style:legend-expansion-aspect-ratio="1.62557238464248" chart:style-name="ch2"/>
        <chart:plot-area chart:style-name="ch3" table:cell-range-address="Tabelle1.A50:Tabelle1.A60 Tabelle1.L47:Tabelle1.L47 Tabelle1.K50:Tabelle1.K60 Tabelle1.L62:Tabelle1.L62 Tabelle1.K65:Tabelle1.K75 Tabelle1.L92:Tabelle1.L92 Tabelle1.K95:Tabelle1.K105 Tabelle1.L107:Tabelle1.L107 Tabelle1.K110:Tabelle1.K120" chart:data-source-has-labels="row" svg:x="0.722cm" svg:y="0.272cm" svg:width="25.152cm" svg:height="13.058cm">
          <chart:coordinate-region svg:x="1.767cm" svg:y="0.458cm" svg:width="23.642cm" svg:height="12.25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K50:Tabelle1.K60" chart:label-cell-address="Tabelle1.L47:Tabelle1.L47" chart:class="chart:scatter">
            <chart:domain table:cell-range-address="Tabelle1.A50:Tabelle1.A60"/>
            <chart:data-point chart:repeated="11"/>
          </chart:series>
          <chart:series chart:style-name="ch8" chart:values-cell-range-address="Tabelle1.K65:Tabelle1.K75" chart:label-cell-address="Tabelle1.L62:Tabelle1.L62" chart:class="chart:scatter">
            <chart:domain table:cell-range-address="Tabelle1.A65:Tabelle1.A75"/>
            <chart:data-point chart:repeated="11"/>
          </chart:series>
          <chart:series chart:style-name="ch9" chart:values-cell-range-address="Tabelle1.K95:Tabelle1.K105" chart:label-cell-address="Tabelle1.L92:Tabelle1.L92" chart:class="chart:scatter">
            <chart:domain table:cell-range-address="Tabelle1.A95:Tabelle1.A105"/>
            <chart:data-point chart:repeated="11"/>
          </chart:series>
          <chart:series chart:style-name="ch10" chart:values-cell-range-address="Tabelle1.K110:Tabelle1.K120" chart:label-cell-address="Tabelle1.L107:Tabelle1.L107" chart:class="chart:scatter">
            <chart:domain table:cell-range-address="Tabelle1.A110:Tabelle1.A12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 Exp model steady shear Epsilon = 0.25</text:p>
                <draw:g>
                  <svg:desc>Tabelle1.L47:Tabelle1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 Exp model steady uniaxial elongation Epsilon = 0.25</text:p>
                <draw:g>
                  <svg:desc>Tabelle1.L62:Tabelle1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 Exp model steady shear Epsilon = 0.01</text:p>
                <draw:g>
                  <svg:desc>Tabelle1.L92:Tabelle1.L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 Exp model steady uniaxial elongation Epsilon = 0.01</text:p>
                <draw:g>
                  <svg:desc>Tabelle1.L107:Tabelle1.L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Tabelle1.A50:Tabelle1.A60</svg:desc>
                </draw:g>
              </table:table-cell>
              <table:table-cell office:value-type="float" office:value="333.0001">
                <text:p>333.0001</text:p>
                <draw:g>
                  <svg:desc>Tabelle1.K50:Tabelle1.K60</svg:desc>
                </draw:g>
              </table:table-cell>
              <table:table-cell office:value-type="float" office:value="0.0001">
                <text:p>0.0001</text:p>
                <draw:g>
                  <svg:desc>Tabelle1.A65:Tabelle1.A75</svg:desc>
                </draw:g>
              </table:table-cell>
              <table:table-cell office:value-type="float" office:value="999.1001">
                <text:p>999.1001</text:p>
                <draw:g>
                  <svg:desc>Tabelle1.K65:Tabelle1.K75</svg:desc>
                </draw:g>
              </table:table-cell>
              <table:table-cell office:value-type="float" office:value="0.0001">
                <text:p>0.0001</text:p>
                <draw:g>
                  <svg:desc>Tabelle1.A95:Tabelle1.A105</svg:desc>
                </draw:g>
              </table:table-cell>
              <table:table-cell office:value-type="float" office:value="333.0001">
                <text:p>333.0001</text:p>
                <draw:g>
                  <svg:desc>Tabelle1.K95:Tabelle1.K105</svg:desc>
                </draw:g>
              </table:table-cell>
              <table:table-cell office:value-type="float" office:value="0.0001">
                <text:p>0.0001</text:p>
                <draw:g>
                  <svg:desc>Tabelle1.A110:Tabelle1.A120</svg:desc>
                </draw:g>
              </table:table-cell>
              <table:table-cell office:value-type="float" office:value="999.1002">
                <text:p>999.1002</text:p>
                <draw:g>
                  <svg:desc>Tabelle1.K110:Tabelle1.K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